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/>
    </style:style>
    <style:style style:name="P5" style:parent-style-name="Normal" style:family="paragraph">
      <style:paragraph-properties fo:text-align="center"/>
      <style:text-properties fo:font-size="24pt" style:font-size-asian="24pt"/>
    </style:style>
    <style:style style:name="P6" style:parent-style-name="Normal" style:family="paragraph">
      <style:paragraph-properties fo:text-align="center"/>
      <style:text-properties fo:font-size="24pt" style:font-size-asian="24pt"/>
    </style:style>
    <style:style style:name="P7" style:parent-style-name="Normal" style:family="paragraph">
      <style:paragraph-properties fo:text-align="center"/>
      <style:text-properties fo:font-size="24pt" style:font-size-asian="24pt"/>
    </style:style>
    <style:style style:name="P8" style:parent-style-name="Normal" style:family="paragraph">
      <style:paragraph-properties fo:text-align="center"/>
      <style:text-properties fo:font-size="24pt" style:font-size-asian="24pt"/>
    </style:style>
    <style:style style:name="P9" style:parent-style-name="Normal" style:family="paragraph">
      <style:paragraph-properties fo:text-align="center"/>
      <style:text-properties fo:font-size="24pt" style:font-size-asian="24pt"/>
    </style:style>
    <style:style style:name="P10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1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2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3" style:parent-style-name="Normal" style:family="paragraph">
      <style:paragraph-properties fo:text-align="center"/>
      <style:text-properties fo:font-size="26pt" style:font-size-asian="26pt"/>
    </style:style>
    <style:style style:name="P14" style:parent-style-name="Normal" style:family="paragraph">
      <style:paragraph-properties fo:text-align="center"/>
      <style:text-properties fo:font-size="26pt" style:font-size-asian="26pt"/>
    </style:style>
    <style:style style:name="P15" style:parent-style-name="Normal" style:family="paragraph">
      <style:paragraph-properties fo:text-align="center"/>
      <style:text-properties fo:font-size="26pt" style:font-size-asian="26pt"/>
    </style:style>
    <style:style style:name="P16" style:parent-style-name="Normal" style:family="paragraph">
      <style:paragraph-properties fo:text-align="center"/>
      <style:text-properties fo:font-size="26pt" style:font-size-asian="26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TitleChar" style:family="text">
      <style:text-properties fo:language="sk" fo:country="SK"/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3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5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7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8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9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5" style:parent-style-name="Normal" style:family="paragraph">
      <style:paragraph-properties fo:break-before="page"/>
    </style:style>
  </office:automatic-styles>
  <office:body>
    <office:text text:use-soft-page-breaks="true">
      <text:p text:style-name="P1">Fakulta Matematiky Fyziky a Informatiky</text:p>
      <text:p text:style-name="P5">Univerzita Komenského v Bratislave</text:p>
      <text:p text:style-name="P6"/>
      <text:p text:style-name="P7"/>
      <text:p text:style-name="P8"/>
      <text:p text:style-name="P9"/>
      <text:p text:style-name="P10"/>
      <text:p text:style-name="P11">Katalóg požiadaviek na projekt</text:p>
      <text:p text:style-name="P12">Softvér na tvorbu elektronických publikácii</text:p>
      <text:p text:style-name="P13"/>
      <text:p text:style-name="P14"/>
      <text:p text:style-name="P15"/>
      <text:p text:style-name="P16"/>
      <text:p text:style-name="P17">Zimný semester 2014/2015</text:p>
      <text:p text:style-name="NoSpacing">Branislav Bohumel</text:p>
      <text:p text:style-name="NoSpacing">Roman Brojo<text:s/></text:p>
      <text:p text:style-name="NoSpacing">Matúš Plch</text:p>
      <text:p text:style-name="NoSpacing">Eduard Princ</text:p>
      <text:p text:style-name="TOCHeading"><text:span text:style-name="T18">Obsah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402880870" office:target-frame-name="_top" xlink:show="replace"><text:span text:style-name="Hyperlink">1. Úvod</text:span><text:tab/>3</text:a></text:p>
          <text:p text:style-name="P20"><text:a xlink:href="#_Toc402880871" office:target-frame-name="_top" xlink:show="replace"><text:span text:style-name="Hyperlink">1.1 Účel dokumentu</text:span><text:tab/>3</text:a></text:p>
          <text:p text:style-name="P21"><text:a xlink:href="#_Toc402880872" office:target-frame-name="_top" xlink:show="replace"><text:span text:style-name="Hyperlink">1.2 Rozsah projektu</text:span><text:tab/>3</text:a></text:p>
          <text:p text:style-name="P22"><text:a xlink:href="#_Toc402880873" office:target-frame-name="_top" xlink:show="replace"><text:span text:style-name="Hyperlink">1.3 Prehlad zvysku dokumentu</text:span><text:tab/>3</text:a></text:p>
          <text:p text:style-name="P23"><text:a xlink:href="#_Toc402880874" office:target-frame-name="_top" xlink:show="replace"><text:span text:style-name="Hyperlink">2. Vseobecny popis</text:span><text:tab/>3</text:a></text:p>
          <text:p text:style-name="P24"><text:a xlink:href="#_Toc402880875" office:target-frame-name="_top" xlink:show="replace"><text:span text:style-name="Hyperlink">2.1 Funkcie produktu</text:span><text:tab/>3</text:a></text:p>
          <text:p text:style-name="P25"><text:a xlink:href="#_Toc402880876" office:target-frame-name="_top" xlink:show="replace"><text:span text:style-name="Hyperlink">2.2 Triedy pouzivatelov</text:span><text:tab/>3</text:a></text:p>
          <text:p text:style-name="P26"><text:a xlink:href="#_Toc402880877" office:target-frame-name="_top" xlink:show="replace"><text:span text:style-name="Hyperlink">2.2.1 Tvorca dokumentu</text:span><text:tab/>3</text:a></text:p>
          <text:p text:style-name="P27"><text:a xlink:href="#_Toc402880878" office:target-frame-name="_top" xlink:show="replace"><text:span text:style-name="Hyperlink">2.2.2 Čitateľ dokumentu</text:span><text:tab/>3</text:a></text:p>
          <text:p text:style-name="P28"><text:a xlink:href="#_Toc402880879" office:target-frame-name="_top" xlink:show="replace"><text:span text:style-name="Hyperlink">2.3 Obmedzenia</text:span><text:tab/>3</text:a></text:p>
          <text:p text:style-name="P29"><text:a xlink:href="#_Toc402880880" office:target-frame-name="_top" xlink:show="replace"><text:span text:style-name="Hyperlink">3. Specificke poziadavky</text:span><text:tab/>3</text:a></text:p>
          <text:p text:style-name="P30"><text:a xlink:href="#_Toc402880881" office:target-frame-name="_top" xlink:show="replace"><text:span text:style-name="Hyperlink">3.1 Vytváranie dokumentu</text:span><text:tab/>3</text:a></text:p>
          <text:p text:style-name="P31"><text:a xlink:href="#_Toc402880882" office:target-frame-name="_top" xlink:show="replace"><text:span text:style-name="Hyperlink">3.1.1 Text</text:span><text:tab/>3</text:a></text:p>
          <text:p text:style-name="P32"><text:a xlink:href="#_Toc402880883" office:target-frame-name="_top" xlink:show="replace"><text:span text:style-name="Hyperlink">3.1.2 Geogebra</text:span><text:tab/>3</text:a></text:p>
          <text:p text:style-name="P33"><text:a xlink:href="#_Toc402880884" office:target-frame-name="_top" xlink:show="replace"><text:span text:style-name="Hyperlink">3.1.3 Obrázky</text:span><text:tab/>4</text:a></text:p>
          <text:p text:style-name="P34"><text:a xlink:href="#_Toc402880885" office:target-frame-name="_top" xlink:show="replace"><text:span text:style-name="Hyperlink">3.1.4 Slovník</text:span><text:tab/>4</text:a></text:p>
          <text:p text:style-name="P35"><text:a xlink:href="#_Toc402880886" office:target-frame-name="_top" xlink:show="replace"><text:span text:style-name="Hyperlink">3.1.5 Algebra</text:span><text:tab/>4</text:a></text:p>
          <text:p text:style-name="P36"><text:a xlink:href="#_Toc402880887" office:target-frame-name="_top" xlink:show="replace"><text:span text:style-name="Hyperlink">3.1.6 Hypertext</text:span><text:tab/>4</text:a></text:p>
          <text:p text:style-name="P37"><text:a xlink:href="#_Toc402880888" office:target-frame-name="_top" xlink:show="replace"><text:span text:style-name="Hyperlink">3.1.7 Videa</text:span><text:tab/>4</text:a></text:p>
          <text:p text:style-name="P38"><text:a xlink:href="#_Toc402880889" office:target-frame-name="_top" xlink:show="replace"><text:span text:style-name="Hyperlink">3.1.8 Hot Potatoes</text:span><text:tab/>4</text:a></text:p>
          <text:p text:style-name="P39"><text:a xlink:href="#_Toc402880890" office:target-frame-name="_top" xlink:show="replace"><text:span text:style-name="Hyperlink">3.1.9 Farba</text:span><text:tab/>4</text:a></text:p>
          <text:p text:style-name="P40"><text:a xlink:href="#_Toc402880891" office:target-frame-name="_top" xlink:show="replace"><text:span text:style-name="Hyperlink">3.1.10 Autory, ako citovať</text:span><text:tab/>4</text:a></text:p>
          <text:p text:style-name="P41"><text:a xlink:href="#_Toc402880892" office:target-frame-name="_top" xlink:show="replace"><text:span text:style-name="Hyperlink">3.2 Prehliadanie dokumentu</text:span><text:tab/>5</text:a></text:p>
          <text:p text:style-name="P42"><text:a xlink:href="#_Toc402880893" office:target-frame-name="_top" xlink:show="replace"><text:span text:style-name="Hyperlink">3.2.1 Prehliadanie textu</text:span><text:tab/>5</text:a></text:p>
          <text:p text:style-name="P43"><text:a xlink:href="#_Toc402880894" office:target-frame-name="_top" xlink:show="replace"><text:span text:style-name="Hyperlink">3.2.2 <text:s/>Vyhladavanie v texte</text:span><text:tab/>5</text:a></text:p>
          <text:p text:style-name="P44"><text:a xlink:href="#_Toc402880895" office:target-frame-name="_top" xlink:show="replace"><text:span text:style-name="Hyperlink">3.3 Úprava dokumentu</text:span><text:tab/>5</text:a></text:p>
        </text:index-body>
      </text:table-of-content>
      <text:p text:style-name="Normal"/>
      <text:p text:style-name="P45"/>
      <text:h text:style-name="Heading1" text:outline-level="1"><text:bookmark-start text:name="_Toc402880870"/><text:soft-page-break/>1.<text:s/>Úvod<text:bookmark-end text:name="_Toc402880870"/></text:h>
      <text:h text:style-name="Heading2" text:outline-level="2"><text:bookmark-start text:name="_Toc402880871"/>1.1 Účel dokumentu<text:bookmark-end text:name="_Toc402880871"/></text:h>
      <text:p text:style-name="Normal">Tento dokument slúži ako formálna<text:s/>dohoda medzi naším tímom a zadavateľkou, ohľadom všetkých detailov nášho projektu. Sú v ňom zahrnuté a opísané všetky funkcie nami tvorenej aplikácie a je pre obe strany<text:s/>záväzný.</text:p>
      <text:h text:style-name="Heading2" text:outline-level="2"><text:bookmark-start text:name="_Toc402880872"/>1.2 Rozsah projektu<text:bookmark-end text:name="_Toc402880872"/><text:s/></text:h>
      <text:p text:style-name="Normal">Softvér na tvorbu elektronických<text:s/>publikácii je určený na tvorbu html dokumentov, čitaťeľných bežným prehliadačom. Pri tvorbe týchto dokumentov bude<text:s/>použivatel zadávať dáta v podobe textu, jeho modifikácii, obrázkov, videa a geogebra a hotpotatoes exportov.<text:s/>Výstupný dokument bude prístupný aj iným používatelom, ktorý ho už nebudú môcť ďalej upravovať, ale budú ho môcť prezerať a manipulovať s interaktívnimi časťami geogebry a hotpotatoes. Text však nebude môcť kopírovať.</text:p>
      <text:h text:style-name="Heading2" text:outline-level="2"><text:bookmark-start text:name="_Toc402880873"/>1.3<text:s/>Prehľad zvyšku dokumentu<text:bookmark-end text:name="_Toc402880873"/></text:h>
      <text:p text:style-name="Normal">V sekcii 2 sa nachádza všeobecný popis projektu a v sekcii 3 je popis podrobný, akcia po akcii.</text:p>
      <text:h text:style-name="Heading1" text:outline-level="1"><text:bookmark-start text:name="_Toc402880874"/>2. Všeobecný<text:s/>popis<text:bookmark-end text:name="_Toc402880874"/></text:h>
      <text:h text:style-name="Heading2" text:outline-level="2"><text:bookmark-start text:name="_Toc402880875"/>2.1<text:s/>Funkcie produktu<text:bookmark-end text:name="_Toc402880875"/></text:h>
      <text:p text:style-name="Normal">Tvorba a prehliadanie elektronických publikácii tvorených v tejto aplikácii.</text:p>
      <text:h text:style-name="Heading2" text:outline-level="2"><text:bookmark-start text:name="_Toc402880876"/>2.2<text:s/>Triedy použivatelov<text:bookmark-end text:name="_Toc402880876"/></text:h>
      <text:h text:style-name="Heading3" text:outline-level="3"><text:bookmark-start text:name="_Toc402880877"/>2.2.1 Tvorca dokumentu<text:bookmark-end text:name="_Toc402880877"/></text:h>
      <text:p text:style-name="Normal">Môže zadávať a neskôr upravovať dáta a štruktúru (kapitoli, podkapitoli) dokumentu.</text:p>
      <text:h text:style-name="Heading3" text:outline-level="3"><text:bookmark-start text:name="_Toc402880878"/>2.2.2 Čitateľ dokumentu<text:bookmark-end text:name="_Toc402880878"/></text:h>
      <text:p text:style-name="Normal">Môže dokument len prehliadať.</text:p>
      <text:h text:style-name="Heading2" text:outline-level="2"><text:bookmark-start text:name="_Toc402880879"/>2.3<text:s/>Obmedzenia<text:bookmark-end text:name="_Toc402880879"/></text:h>
      <text:p text:style-name="Normal">Používiatel musi mat nevyhnutne<text:s/>prístup na<text:s/>internet, ci uz chce dokumenty vytvárať alebo prezerať.<text:s/>Za predpokladu, ze chce uzivatel pridat algebru, musi poznat LaTex jazyk.</text:p>
      <text:h text:style-name="Heading1" text:outline-level="1"><text:bookmark-start text:name="_Toc402880880"/>3. Specificke poziadavky<text:bookmark-end text:name="_Toc402880880"/></text:h>
      <text:h text:style-name="Heading2" text:outline-level="2"><text:bookmark-start text:name="_Toc402880881"/>3.1 Vytváranie dokumentu<text:bookmark-end text:name="_Toc402880881"/><text:s/></text:h>
      <text:h text:style-name="Heading3" text:outline-level="3"><text:bookmark-start text:name="_Toc402880882"/>3.1.1<text:s/>Text<text:bookmark-end text:name="_Toc402880882"/></text:h>
      <text:p text:style-name="Normal">Pouzivatel<text:s/>bude zadávat text, s moznostou<text:s/>nadpisu, podnadpisu, boldu, kurzívi.<text:s/>Text nemôže byť možné kopírovať zo stránky. Text bude delený do kapitol a podkapitol.</text:p>
      <text:p text:style-name="Normal">Priorita: Vysoká</text:p>
      <text:h text:style-name="Heading3" text:outline-level="3"><text:bookmark-start text:name="_Toc402880883"/><text:soft-page-break/>3.1.2<text:s/>Geogebra<text:bookmark-end text:name="_Toc402880883"/></text:h>
      <text:p text:style-name="Normal">Pouzivatel pridá výstup generovaný geogebrou, na lubovolné misto pred textom medzi text alebo za textom.</text:p>
      <text:p text:style-name="Normal">Priorita: Vysoká</text:p>
      <text:h text:style-name="Heading3" text:outline-level="3"><text:bookmark-start text:name="_Toc402880884"/>3.1.3 Obrázky<text:bookmark-end text:name="_Toc402880884"/></text:h>
      <text:p text:style-name="Normal">Pouzivatel pridá<text:s/>jpg/bmp/png/gif, na lubovolné misto pred textom medzi text alebo za textom.</text:p>
      <text:p text:style-name="Normal">Priorita: Vysoká</text:p>
      <text:h text:style-name="Heading3" text:outline-level="3"><text:bookmark-start text:name="_Toc402880885"/>3.1.4<text:s/>Slovník<text:bookmark-end text:name="_Toc402880885"/></text:h>
      <text:p text:style-name="Normal">Pouzivatel má prístup do sekcie slovník, ktorá je ako samostatná kapitola, ktorú má každý dokument vytvorený touto aplikáciou. V slovníku použivateľ zadáva textom výrazi a ku každému výrazu práve jednu textovú definíciu. Slovník je prístupný cez button z ktorejkoľvek časti dokumentu. Použivatel má tiež možnosť označiť ľubovolnú časť textu ako link na jeden z výrazov v slovníku cez drop down list. Keď potom použivateľ klikne na takto označený text, zobrazý sa pri texte box s definíciou zvoleného výrazu.</text:p>
      <text:p text:style-name="Normal">Priorita: Vysoká</text:p>
      <text:h text:style-name="Heading3" text:outline-level="3"><text:bookmark-start text:name="_Toc402880886"/>3.1.5 Algebra<text:bookmark-end text:name="_Toc402880886"/></text:h>
      <text:p text:style-name="Normal">Pouzivatel môže pridať algebraické výrazi, na lubovolné misto pred textom medzi text alebo za textom, pomocou LaTex jazyku.</text:p>
      <text:p text:style-name="Normal">Priorita: Vysoká</text:p>
      <text:h text:style-name="Heading3" text:outline-level="3"><text:bookmark-start text:name="_Toc402880887"/>3.1.6<text:s/>Hypertext<text:bookmark-end text:name="_Toc402880887"/></text:h>
      <text:p text:style-name="Normal">Pouzivatel môže oznacit lubovolnu cast textu ako link na inu stranku.</text:p>
      <text:p text:style-name="Normal">Priorita: Stredná</text:p>
      <text:h text:style-name="Heading3" text:outline-level="3"><text:bookmark-start text:name="_Toc402880888"/>3.1.7<text:s/>Videa<text:bookmark-end text:name="_Toc402880888"/><text:s/></text:h>
      <text:p text:style-name="Normal">Pouzivatel pridá<text:s/><text:s/>video, na lubovolné misto pred textom medzi text alebo za textom.</text:p>
      <text:p text:style-name="Normal">Priorita:<text:s/>Nízka</text:p>
      <text:h text:style-name="Heading3" text:outline-level="3"><text:bookmark-start text:name="_Toc402880889"/>3.1.8<text:s/>Hot Potatoes<text:bookmark-end text:name="_Toc402880889"/><text:s/></text:h>
      <text:p text:style-name="Normal">Pouzivatel pridá výstup generovaný<text:s/>Hot Potatoes, na lubovolné misto pred textom medzi text alebo za textom.</text:p>
      <text:p text:style-name="Normal">Priorita:<text:s/>Nízka</text:p>
      <text:h text:style-name="Heading3" text:outline-level="3"><text:bookmark-start text:name="_Toc402880890"/>3.1.9<text:s/>Farba<text:bookmark-end text:name="_Toc402880890"/></text:h>
      <text:p text:style-name="Normal">Pri tvorbe je možné meniť farbu skinu dokumentu, cize jednotlivich toolbarov, barov, zoznamu kapitol a podkapitol, z predpripraveních možností, alebo zadaním hexadecimálneho kódu farby.</text:p>
      <text:p text:style-name="Normal">Priorita: Nízka</text:p>
      <text:h text:style-name="Heading3" text:outline-level="3"><text:bookmark-start text:name="_Toc402880891"/><text:soft-page-break/>3.1.10<text:s/>Autory, ako citovať<text:bookmark-end text:name="_Toc402880891"/></text:h>
      <text:p text:style-name="Normal">Je možné zadefinovať ďalšie dva krátke texty <text:s/>ktoré sa budú zobrazovať cez buttony vedla slovníkovéhu buttonu.</text:p>
      <text:p text:style-name="Normal">Priorita: Nízka</text:p>
      <text:h text:style-name="Heading2" text:outline-level="2"><text:bookmark-start text:name="_Toc402880892"/>3.2 Prehliadanie dokumentu<text:bookmark-end text:name="_Toc402880892"/></text:h>
      <text:h text:style-name="Heading3" text:outline-level="3"><text:bookmark-start text:name="_Toc402880893"/>3.2.1<text:s/>Prehliadanie textu<text:bookmark-end text:name="_Toc402880893"/></text:h>
      <text:p text:style-name="Normal">Na lavej strane hotového dokumentu je zoznam kapitol. Kliknutím na jednotlivé kapitoli sa na zvyšku obrazovky zobrazia podkapitoli, ktoré kapitola obsahuje. Kliknutím na inú kapitolu sa obsah starej skryje a novej zobrazí. Kliknutím na konkrétnu podkapitolu sa zobrazí text, obrázky, video, geogebra, ... co su v nej ulozene.<text:s/>Taktiez ma volnu interakciu s geogebra a hotpotatoes pluginmi.</text:p>
      <text:p text:style-name="Normal">Priorita: Vysoká</text:p>
      <text:h text:style-name="Heading3" text:outline-level="3"><text:bookmark-start text:name="_Toc402880894"/>3.2.2<text:s text:c="2"/>Vyhladavanie v texte<text:bookmark-end text:name="_Toc402880894"/></text:h>
      <text:p text:style-name="Normal">Pouzivatel zadá<text:s/>výraz<text:s/>a stranka prehlada vsetky kapitoly a podkapitoly a vráti všetky výskyty daného výrazu v dokumente. Uzivatel dostane kapitolu, podkapitolu <text:s/>a link na nu.</text:p>
      <text:p text:style-name="Normal">Priorita:<text:s/>Stredná</text:p>
      <text:h text:style-name="Heading2" text:outline-level="2"><text:bookmark-start text:name="_Toc402880895"/>3.3 Úprava dokumentu<text:bookmark-end text:name="_Toc402880895"/></text:h>
      <text:p text:style-name="Normal">Tvorca dokumentu má možnosť uložený dokument otvorť a znova upravovať.</text:p>
      <text:p text:style-name="Normal">Priorita: Vysoká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OCHeading" style:display-name="TOC Heading" style:family="paragraph" style:parent-style-name="Heading1" style:next-style-name="Normal">
      <style:text-properties fo:language="en" fo:country="US" style:language-asian="ja" style:country-asian="JP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5</text:page-number></text:span><text:s/>of<text:s/><text:span text:style-name="T4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1-06T16:35:00Z</meta:creation-date>
    <dc:date>2014-11-06T16:35:00Z</dc:date>
    <meta:template xlink:href="Normal.dotm" xlink:type="simple"/>
    <meta:editing-cycles>2</meta:editing-cycles>
    <meta:editing-duration>PT0S</meta:editing-duration>
    <meta:document-statistic meta:page-count="5" meta:paragraph-count="13" meta:word-count="976" meta:character-count="6527" meta:row-count="46" meta:non-whitespace-character-count="5564"/>
  </office:meta>
</office:document-meta>
</file>